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Times New Roman" fo:font-weight="bold" style:font-weight-asian="bold" style:font-weight-complex="bold"/>
    </style:style>
    <style:style style:name="P6" style:family="paragraph" style:parent-style-name="Standard">
      <style:text-properties fo:color="#000000" style:font-name="Times New Roman" fo:font-size="12pt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7" style:family="paragraph" style:parent-style-name="Standard">
      <style:text-properties fo:color="#000000" style:font-name="Times New Roman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8" style:family="paragraph" style:parent-style-name="Standard" style:list-style-name="L1">
      <style:text-properties style:font-name="Times New Roman" fo:font-weight="bold" style:font-weight-asian="bold" style:font-weight-complex="bold"/>
    </style:style>
    <style:style style:name="P9" style:family="paragraph" style:parent-style-name="Standard" style:list-style-name="L1">
      <style:text-properties fo:color="#000000" style:font-name="Times New Roman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color="#000000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000000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T3" style:family="text">
      <style:text-properties fo:color="#000000"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T4" style:family="text">
      <style:text-properties fo:color="#000000" style:font-name="Times New Roman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ntilla para escenario específico</text:p>
      <text:p text:style-name="P4"><text:s/>de atributo de calidad</text:p>
      <text:p text:style-name="P3"/>
      <text:p text:style-name="P3">Requerimiento no funcional asociado: Las calendarizacion aleatoria, no debe durar mas de 10 segundos..</text:p>
      <text:p text:style-name="P3"/>
      <text:p text:style-name="P3"/>
      <text:p text:style-name="P3">Categoría: Desempeño</text:p>
      <text:p text:style-name="P3"/>
      <text:p text:style-name="P3"/>
      <text:p text:style-name="P3">Fuente del estímulo: Usuario final, administrador de torneo.</text:p>
      <text:p text:style-name="P3"/>
      <text:p text:style-name="P3"/>
      <text:p text:style-name="P3">Estímulo: El administrador del torneo desea que la calendarización del mismo sea de manera aleatoria.</text:p>
      <text:p text:style-name="P3"/>
      <text:p text:style-name="P3"/>
      <text:p text:style-name="P3">Ambiente o contexto: (Normal mode) El sistema se encuentra en la fase normal de calendarización del torneo.</text:p>
      <text:p text:style-name="P3"/>
      <text:p text:style-name="P3"/>
      <text:p text:style-name="P3">Artefacto: Sistema.</text:p>
      <text:p text:style-name="P3"/>
      <text:p text:style-name="P3"/>
      <text:p text:style-name="P3">Respuesta: El sistema realizará un match-making, esto es, que el sistema se encargará de hacer que en el torneo se enfrenten primero oponentes cuyo rating de W/L sean de cierta manera equilibrados. Esto no afectaría de ninguna manera el posible resultado del torneo. Podría resultar en un torneo considerado más justo, sin embargo menos aleatorio.</text:p>
      <text:p text:style-name="P3"/>
      <text:p text:style-name="P3"/>
      <text:p text:style-name="P3">Medición de la respuesta: Latencia, la calendarización del torneo de manera automática, no debería sobrepasar los 10s.</text:p>
      <text:p text:style-name="P3"/>
      <text:p text:style-name="P3"/>
      <text:p text:style-name="P3">Este escenario se logrará mediante las siguientes tácticas:</text:p>
      <text:p text:style-name="P3"/>
      <text:p text:style-name="P5">Resource Demand</text:p>
      <text:p text:style-name="P6"/>
      <text:p text:style-name="P5"><text:span text:style-name="T3">- Increase computational efficiency: </text:span><text:span text:style-name="T4">Pueden hacerse cambios en los algoritmos, para poder lograr que el metodo utilizado para el match-making sea lo más eficiente posible.</text:span></text:p>
      <text:p text:style-name="P7"/>
      <text:p text:style-name="P5">Resource management</text:p>
      <text:p text:style-name="P5"/>
      <text:list xml:id="list37334174" text:style-name="L1">
        <text:list-item>
          <text:p text:style-name="P8"><text:span text:style-name="T2">Increase available resources: </text:span><text:span text:style-name="T1">Realizando mejoras tanto en el software como en el hardware utilizado en el sistema, podemos reducir la latencia, que se genera de resolver una solicitud.</text:span></text:p>
          <text:p text:style-name="P9"/>
        </text:list-item>
      </text:list>
      <text:p text:style-name="P5"><text:soft-page-break/>- Introduce concurrency</text:p>
      <text:p text:style-name="P5"/>
      <text:p text:style-name="P7">Se procurará que el sistema cuente con varios servidores para resolver las diferentes consultas. Además del empleo de hilos con el mismo f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MP2" style:family="paragraph" style:parent-style-name="Header">
      <style:text-properties style:font-name="Times New Roman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Sistema: Lines and boxes<text:tab/><text:tab/><text:date style:data-style-name="N37" text:date-value="2012-10-24T08:49:48.25" text:fixed="true">24/10/12</text:date></text:p>
        <text:p text:style-name="MP2">Elaborado por: Pablo Herrera C.<text:tab/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8:49:48.53</meta:creation-date>
    <meta:editing-duration>P0D</meta:editing-duration>
    <meta:editing-cycles>9</meta:editing-cycles>
    <meta:generator>LibreOffice/3.5$Windows_x86 LibreOffice_project/dc9775d-05ecbee-0851ad3-1586698-727bf66</meta:generator>
    <dc:date>2012-11-25T17:21:54.29</dc:date>
    <meta:document-statistic meta:table-count="0" meta:image-count="0" meta:object-count="0" meta:page-count="2" meta:paragraph-count="19" meta:word-count="241" meta:character-count="1613" meta:non-whitespace-character-count="1389"/>
  </office:meta>
</office:document-meta>
</file>